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text-properties officeooo:rsid="000fd6d1" officeooo:paragraph-rsid="000fd6d1"/>
    </style:style>
    <style:style style:name="P4" style:family="paragraph" style:parent-style-name="Text_20_body">
      <style:text-properties officeooo:rsid="0011ac63" officeooo:paragraph-rsid="00190c95"/>
    </style:style>
    <style:style style:name="P5" style:family="paragraph" style:parent-style-name="Text_20_body">
      <style:text-properties officeooo:rsid="0012e1cf" officeooo:paragraph-rsid="0012e1cf"/>
    </style:style>
    <style:style style:name="P6" style:family="paragraph" style:parent-style-name="Text_20_body">
      <style:text-properties officeooo:rsid="00132269" officeooo:paragraph-rsid="00132269"/>
    </style:style>
    <style:style style:name="P7" style:family="paragraph" style:parent-style-name="Text_20_body">
      <style:text-properties officeooo:rsid="0014d870" officeooo:paragraph-rsid="0014d870"/>
    </style:style>
    <style:style style:name="P8" style:family="paragraph" style:parent-style-name="Text_20_body">
      <style:text-properties officeooo:rsid="00176522" officeooo:paragraph-rsid="00176522"/>
    </style:style>
    <style:style style:name="P9" style:family="paragraph" style:parent-style-name="Text_20_body">
      <style:text-properties officeooo:rsid="0018bbc7" officeooo:paragraph-rsid="0018bbc7"/>
    </style:style>
    <style:style style:name="P10" style:family="paragraph" style:parent-style-name="Text_20_body">
      <style:text-properties officeooo:paragraph-rsid="00190c95"/>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Text_20_body">
      <style:text-properties officeooo:rsid="00137ce8" officeooo:paragraph-rsid="00132269"/>
    </style:style>
    <style:style style:name="P16" style:family="paragraph" style:parent-style-name="Text_20_body" style:list-style-name="L1">
      <style:text-properties officeooo:paragraph-rsid="001251c5"/>
    </style:style>
    <style:style style:name="P17" style:family="paragraph" style:parent-style-name="Text_20_body" style:list-style-name="L1">
      <style:text-properties officeooo:rsid="00117d85" officeooo:paragraph-rsid="00117d85"/>
    </style:style>
    <style:style style:name="P18" style:family="paragraph" style:parent-style-name="Text_20_body" style:list-style-name="L1">
      <style:text-properties officeooo:rsid="001251c5" officeooo:paragraph-rsid="001251c5"/>
    </style:style>
    <style:style style:name="P19" style:family="paragraph" style:parent-style-name="Text_20_body">
      <style:text-properties officeooo:rsid="0018bbc7" officeooo:paragraph-rsid="0018bbc7"/>
    </style:style>
    <style:style style:name="P20" style:family="paragraph" style:parent-style-name="Text_20_body">
      <style:text-properties officeooo:rsid="001cd73a" officeooo:paragraph-rsid="001cd73a"/>
    </style:style>
    <style:style style:name="P21" style:family="paragraph" style:parent-style-name="Text_20_body">
      <style:text-properties officeooo:rsid="001e3628" officeooo:paragraph-rsid="001e3628"/>
    </style:style>
    <style:style style:name="P22" style:family="paragraph" style:parent-style-name="Text_20_body">
      <style:text-properties officeooo:rsid="0020b497" officeooo:paragraph-rsid="0020b497"/>
    </style:style>
    <style:style style:name="P23" style:family="paragraph" style:parent-style-name="Text_20_body">
      <style:text-properties officeooo:rsid="00220dce" officeooo:paragraph-rsid="00220dce"/>
    </style:style>
    <style:style style:name="P24" style:family="paragraph" style:parent-style-name="Text_20_body">
      <style:text-properties officeooo:rsid="0022aa0a" officeooo:paragraph-rsid="0022aa0a"/>
    </style:style>
    <style:style style:name="P25" style:family="paragraph" style:parent-style-name="Text_20_body">
      <style:paragraph-properties fo:break-before="page"/>
      <style:text-properties officeooo:rsid="00220dce" officeooo:paragraph-rsid="00220dc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117d85" officeooo:paragraph-rsid="00117d85"/>
    </style:style>
    <style:style style:name="P28" style:family="paragraph" style:parent-style-name="Heading_20_2">
      <style:text-properties officeooo:paragraph-rsid="00176522"/>
    </style:style>
    <style:style style:name="P29" style:family="paragraph" style:parent-style-name="Heading_20_2">
      <style:text-properties officeooo:rsid="00176522" officeooo:paragraph-rsid="00176522"/>
    </style:style>
    <style:style style:name="P30" style:family="paragraph" style:parent-style-name="Heading_20_3">
      <style:text-properties officeooo:paragraph-rsid="00190c95"/>
    </style:style>
    <style:style style:name="P31" style:family="paragraph" style:parent-style-name="Heading_20_3">
      <style:text-properties officeooo:rsid="000fd6d1" officeooo:paragraph-rsid="000fd6d1"/>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3"><text:a xlink:type="simple" xlink:href="#__RefHeading__290_1100830785" text:style-name="Index_20_Link" text:visited-style-name="Index_20_Link">1. Einleitung<text:tab/>3</text:a></text:p>
          <text:p text:style-name="P13"><text:a xlink:type="simple" xlink:href="#__RefHeading__292_1100830785" text:style-name="Index_20_Link" text:visited-style-name="Index_20_Link">2. Theorieteil<text:tab/>4</text:a></text:p>
          <text:p text:style-name="P12"><text:a xlink:type="simple" xlink:href="#__RefHeading__294_1100830785" text:style-name="Index_20_Link" text:visited-style-name="Index_20_Link">2.1. Definitionen<text:tab/>4</text:a></text:p>
          <text:p text:style-name="P11"><text:a xlink:type="simple" xlink:href="#__RefHeading__420_1100830785" text:style-name="Index_20_Link" text:visited-style-name="Index_20_Link">E-Sports<text:tab/>4</text:a></text:p>
          <text:p text:style-name="P11"><text:a xlink:type="simple" xlink:href="#__RefHeading__296_1100830785" text:style-name="Index_20_Link" text:visited-style-name="Index_20_Link">Rennspiel<text:tab/>4</text:a></text:p>
          <text:p text:style-name="P11"><text:a xlink:type="simple" xlink:href="#__RefHeading__422_1100830785" text:style-name="Index_20_Link" text:visited-style-name="Index_20_Link">Trackmania Nations<text:tab/>4</text:a></text:p>
          <text:p text:style-name="P11"><text:a xlink:type="simple" xlink:href="#__RefHeading__406_1100830785" text:style-name="Index_20_Link" text:visited-style-name="Index_20_Link">Ausgleichssport<text:tab/>4</text:a></text:p>
          <text:p text:style-name="P14"><text:a xlink:type="simple" xlink:href="#__RefHeading__408_1100830785" text:style-name="Index_20_Link" text:visited-style-name="Index_20_Link">Konzetrationsübungen<text:tab/>4</text:a></text:p>
          <text:p text:style-name="P14"><text:a xlink:type="simple" xlink:href="#__RefHeading__410_1100830785" text:style-name="Index_20_Link" text:visited-style-name="Index_20_Link">Reaktionsübungen<text:tab/>4</text:a></text:p>
          <text:p text:style-name="P14"><text:a xlink:type="simple" xlink:href="#__RefHeading__412_1100830785" text:style-name="Index_20_Link" text:visited-style-name="Index_20_Link">Kräftigungsübungen<text:tab/>4</text:a></text:p>
          <text:p text:style-name="P14"><text:a xlink:type="simple" xlink:href="#__RefHeading__424_1100830785" text:style-name="Index_20_Link" text:visited-style-name="Index_20_Link">Kognitive Übungen<text:tab/>4</text:a></text:p>
          <text:p text:style-name="P11"><text:a xlink:type="simple" xlink:href="#__RefHeading__426_1100830785" text:style-name="Index_20_Link" text:visited-style-name="Index_20_Link">relevante Lehrgangsinhalte<text:tab/>4</text:a></text:p>
          <text:p text:style-name="P13"><text:a xlink:type="simple" xlink:href="#__RefHeading__414_1100830785" text:style-name="Index_20_Link" text:visited-style-name="Index_20_Link">3. Hauptteil<text:tab/>5</text:a></text:p>
          <text:p text:style-name="P12"><text:a xlink:type="simple" xlink:href="#__RefHeading__416_1100830785" text:style-name="Index_20_Link" text:visited-style-name="Index_20_Link">Planung<text:tab/>5</text:a></text:p>
          <text:p text:style-name="P12"><text:a xlink:type="simple" xlink:href="#__RefHeading__418_1100830785" text:style-name="Index_20_Link" text:visited-style-name="Index_20_Link">Vorbereitung<text:tab/>5</text:a></text:p>
          <text:p text:style-name="P12"><text:a xlink:type="simple" xlink:href="#__RefHeading__428_1100830785" text:style-name="Index_20_Link" text:visited-style-name="Index_20_Link">Start<text:tab/>5</text:a></text:p>
          <text:p text:style-name="P12"><text:a xlink:type="simple" xlink:href="#__RefHeading__430_1100830785" text:style-name="Index_20_Link" text:visited-style-name="Index_20_Link">Durchfühurng<text:tab/>5</text:a></text:p>
          <text:p text:style-name="P11"><text:a xlink:type="simple" xlink:href="#__RefHeading__432_1100830785" text:style-name="Index_20_Link" text:visited-style-name="Index_20_Link">23.5.2017<text:tab/>5</text:a></text:p>
          <text:p text:style-name="P11"><text:a xlink:type="simple" xlink:href="#__RefHeading__434_1100830785" text:style-name="Index_20_Link" text:visited-style-name="Index_20_Link">30.5.2017<text:tab/>5</text:a></text:p>
          <text:p text:style-name="P11"><text:a xlink:type="simple" xlink:href="#__RefHeading__436_1100830785" text:style-name="Index_20_Link" text:visited-style-name="Index_20_Link">13.6.2017<text:tab/>5</text:a></text:p>
          <text:p text:style-name="P11"><text:a xlink:type="simple" xlink:href="#__RefHeading__438_1100830785" text:style-name="Index_20_Link" text:visited-style-name="Index_20_Link">20.6.2017<text:tab/>5</text:a></text:p>
          <text:p text:style-name="P12"><text:a xlink:type="simple" xlink:href="#__RefHeading__440_1100830785" text:style-name="Index_20_Link" text:visited-style-name="Index_20_Link">Abschluss<text:tab/>5</text:a></text:p>
          <text:p text:style-name="P13"><text:a xlink:type="simple" xlink:href="#__RefHeading__442_1100830785" text:style-name="Index_20_Link" text:visited-style-name="Index_20_Link">4. Resümee<text:tab/>6</text:a></text:p>
          <text:p text:style-name="P13"><text:a xlink:type="simple" xlink:href="#__RefHeading__300_1100830785" text:style-name="Index_20_Link" text:visited-style-name="Index_20_Link">Quellenverzeichnis<text:tab/>7</text:a></text:p>
        </text:index-body>
      </text:table-of-content>
      <text:p text:style-name="P1"/>
      <text:h text:style-name="P26" text:outline-level="1"><text:bookmark-start text:name="__RefHeading__290_1100830785"/><text:span text:style-name="T1">1. </text:span>Einleitung<text:bookmark-end text:name="__RefHeading__290_1100830785"/></text:h>
      <text:p text:style-name="P5">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5">E-Sports als Sportart und als Unterhaltung wird in der heutigen Zeit immer wichtiger. Viele traditionelle Sportvereine haben schon eigene E-Sports Teams und einige Fernsehsender bieten schon Fernsehübertragungen von großen Turnieren an.</text:p>
      <text:p text:style-name="P5">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6">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5">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7">Für die Einheiten am Computer verwendete ich meine privaten Rechner, was mir erlaubte das Spiel „Trackmania Nations“ optimal vorzubereiten, jedoch war es immer eine große Mühe, die vier Spielstationen in die Nachmittagsbetreuung mitzunehmen und aufzubauen.</text:p>
      <text:h text:style-name="P26"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30" text:outline-level="3"><text:bookmark-start text:name="__RefHeading__420_1100830785"/>E-Sports<text:bookmark-end text:name="__RefHeading__420_1100830785"/></text:h>
      <text:p text:style-name="P10">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4">E-Sports erhält immer mehr Bedeutung, was sich zeigt das es schon Fernsehübertragungen gibt, die sih damit beschäftigen. Zudem setzen immer mehr traditionelle Sportvereine auf E-Sports und haben eigene E-Sports Teams.</text:p>
      <text:h text:style-name="P31" text:outline-level="3"><text:bookmark-start text:name="__RefHeading__296_1100830785"/>Rennspiel<text:bookmark-end text:name="__RefHeading__296_1100830785"/></text:h>
      <text:p text:style-name="P3">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h text:style-name="Heading_20_4" text:outline-level="4">Zeitfahren</text:h>
      <text:h text:style-name="Heading_20_4" text:outline-level="4">Hot-Seat</text:h>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9">Aufbau einer Einheit von Ballspiele, Reaktionsübungen... von dieversen LVs, Arbeitsblätter von diversesn LVs, </text:p>
      <text:h text:style-name="P26"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8">Termine ausmachen, Anmeldung ausschicken, Räume aussuchen, Spiel auswählen, Grobplanung wie Ablauf sein soll</text:p>
      <text:p text:style-name="P8"/>
      <text:h text:style-name="Heading_20_2" text:outline-level="2"><text:bookmark-start text:name="__RefHeading__418_1100830785"/>Vorbereitung<text:bookmark-end text:name="__RefHeading__418_1100830785"/></text:h>
      <text:p text:style-name="P8">Rechner herrichten, Spiel installieren, Strecken auswählen, Funktionskontrolle, Aufbauen der Rechner, <text:span text:style-name="T5">Namen beim Spiel einstellen,</text:span> Arbeitsblätter vorbereiten, Turnierbaum ausdrucken, Urkunden ausdrucken, </text:p>
      <text:p text:style-name="P8"/>
      <text:h text:style-name="P28" text:outline-level="2"><text:bookmark-start text:name="__RefHeading__428_1100830785"/>Start<text:bookmark-end text:name="__RefHeading__428_1100830785"/></text:h>
      <text:p text:style-name="P9">Anwesenheit kontrollieren, Anmeldunen nochmal checken, Kinder die nicht mitmachen wollen wieder zum normalen Teil der NABE schicken,</text:p>
      <text:h text:style-name="P29"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9">kennenlernen des Spiels, Besprechung über den Ablauf, Ausgleichsport wichtig,</text:p>
      <text:p text:style-name="P9"/>
      <text:h text:style-name="Heading_20_3" text:outline-level="3"><text:bookmark-start text:name="__RefHeading__434_1100830785"/>30.5.2017<text:bookmark-end text:name="__RefHeading__434_1100830785"/></text:h>
      <text:p text:style-name="P9">Gymnastikraum, Ausgleichssport, </text:p>
      <text:p text:style-name="P9"/>
      <text:h text:style-name="Heading_20_3" text:outline-level="3"><text:bookmark-start text:name="__RefHeading__436_1100830785"/>13.6.2017<text:bookmark-end text:name="__RefHeading__436_1100830785"/></text:h>
      <text:p text:style-name="P9">Training am Spiel, Ausfüllen der Arbeitsblätter, Schulung der räumlichen Vorstellung,</text:p>
      <text:p text:style-name="P9"/>
      <text:h text:style-name="Heading_20_3" text:outline-level="3"><text:bookmark-start text:name="__RefHeading__438_1100830785"/>20.6.2017<text:bookmark-end text:name="__RefHeading__438_1100830785"/></text:h>
      <text:p text:style-name="P9">Abschlussturnier, Gruppenphase, Single-Eliminiation, </text:p>
      <text:h text:style-name="P28" text:outline-level="2"><text:bookmark-start text:name="__RefHeading__440_1100830785"/><text:span text:style-name="T4">Abschluss</text:span> <text:bookmark-end text:name="__RefHeading__440_1100830785"/></text:h>
      <text:p text:style-name="P9">Siegerehrung, Verteilung der Urkunden, Siegerfotos,</text:p>
      <text:p text:style-name="P25">Planung</text:p>
      <text:p text:style-name="P20">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20">Zuerst musste ich ein geeignetes Spiel finden, das den pädagogischen Anforderungen gerecht werden konnte und es sollte ein Computerspiel sein, das die Kinder sehr schnell erlernen können, auch wenn sie sich noch nicht so gut mit Computer auskennen.</text:p>
      <text:p text:style-name="P20">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20">Ein weiterer wichtiger Aspekt, den ich berücksichtigen wollte, war die Unterstützung durch Ausgleichssport. Dafür mussten auch geeignete Übungen für die Kinder gefunden werden.</text:p>
      <text:p text:style-name="P21">Als die Rahmenbedingungen abgesteckt waren, ging es daran die Termine auszmachen. Das ging bei uns in der NABE sehr unbürokratisch und wir einigten uns auf vier Dienstage an denen ich mit einer Auswahl an Kindern die Einheiten durchführte.</text:p>
      <text:p text:style-name="P21">Um die Kinderanzahl überschaubar zu halten beschränkte ich die Teilnahme für 12 Schüler der 3. und 4. Klasse. Dazu schickte ich der Betreuerin eine Anmeldeliste (<text:span text:style-name="T7">siehe Anhang 1</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22">Ein weiterer Aspekt, den ich bei der Planung berücksichtigen musste, war die Auswahl der 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p text:style-name="P23">Vorbereitung</text:p>
      <text:p text:style-name="P23">Um den Kindern genügend Computer zur Verfügung zu stellen verwendete ich zwei meiner eigenen Rechner und ich borgte mir zwei Geräte von meinen Eltern aus. Zur Vorbereitung installierte ich das Spiel auf allen Computern und führte eine Funktionskontrolle durch. Zusätzlich wählte ich passende Strecken aus, die für die Kinder herausfordernd jedoch nicht zu schwer sein könnten.</text:p>
      <text:p text:style-name="P24"><text:soft-page-break/>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 um die räumliche Vorstellungskraft zu schulen. </text:p>
      <text:h text:style-name="P26" text:outline-level="1"><text:bookmark-start text:name="__RefHeading__442_1100830785"/>4. Resümee<text:bookmark-end text:name="__RefHeading__442_1100830785"/></text:h>
      <text:p text:style-name="P9">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h text:style-name="P27" text:outline-level="1"><text:bookmark-start text:name="__RefHeading__300_1100830785"/>Quellenverzeichnis<text:bookmark-end text:name="__RefHeading__300_1100830785"/></text:h>
      <text:list xml:id="list378712745581517575" text:style-name="L1">
        <text:list-item>
          <text:p text:style-name="P17">Definition Rennspiel: https://de.wikipedia.org/wiki/Rennspiel (14.10.2017 10:19)</text:p>
        </text:list-item>
        <text:list-item>
          <text:p text:style-name="P18">Definition E-Sports: https://de.wikipedia.org/wiki/E-Sport (14.10.2017 10:30)</text:p>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04T12:56:49.532000000</dc:date>
    <meta:editing-duration>P1DT2H26M50S</meta:editing-duration>
    <meta:editing-cycles>21</meta:editing-cycles>
    <meta:generator>LibreOffice/4.3.6.2$Windows_x86 LibreOffice_project/d50a87b2e514536ed401c18000dad4660b6a169e</meta:generator>
    <meta:document-statistic meta:table-count="0" meta:image-count="0" meta:object-count="0" meta:page-count="9" meta:paragraph-count="86" meta:word-count="1213" meta:character-count="8795" meta:non-whitespace-character-count="7662"/>
  </office:meta>
</office:document-meta>
</file>